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4B76535A5B4492EE.png" manifest:media-type="image/png"/>
  <manifest:file-entry manifest:full-path="Pictures/100002010000020000000200FDBC0DF72F87B067.png" manifest:media-type="image/png"/>
  <manifest:file-entry manifest:full-path="Pictures/10000201000002D0000002D0A99021E204697CD7.png" manifest:media-type="image/png"/>
  <manifest:file-entry manifest:full-path="Pictures/10000000000003AC000001B38C02D85325D94E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1.4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text-properties fo:font-size="36pt" style:font-size-asian="18pt" style:font-size-complex="18pt"/>
    </style:style>
    <style:style style:name="P6" style:family="paragraph">
      <loext:graphic-properties draw:fill="none" draw:fill-color="#ffffff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.see</text:p>
          </draw:text-box>
        </draw:frame>
        <draw:frame draw:style-name="gr1" draw:text-style-name="P1" draw:layer="layout" svg:width="12.179cm" svg:height="12.179cm" svg:x="7.909cm" svg:y="5.2cm" presentation:class="graphic" presentation:user-transformed="true">
          <draw:image xlink:href="Pictures/10000201000002D0000002D0A99021E204697C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5.934cm" svg:height="5.6cm" svg:x="0.066cm" svg:y="7cm">
          <draw:image xlink:href="Pictures/100002010000020000000200FDBC0DF72F87B067.png" xlink:type="simple" xlink:show="embed" xlink:actuate="onLoad">
            <text:p/>
          </draw:image>
        </draw:frame>
        <draw:frame draw:style-name="gr1" draw:text-style-name="P1" draw:layer="layout" svg:width="5.934cm" svg:height="5.6cm" svg:x="0.066cm" svg:y="13.4cm">
          <draw:image xlink:href="Pictures/100002010000020000000200FDBC0DF72F87B067.png" xlink:type="simple" xlink:show="embed" xlink:actuate="onLoad">
            <text:p/>
          </draw:image>
        </draw:frame>
        <draw:frame draw:style-name="gr3" draw:text-style-name="P4" draw:layer="layout" svg:width="9.8cm" svg:height="0.962cm" svg:x="0.8cm" svg:y="12.4cm">
          <draw:text-box>
            <text:p text:style-name="P3">db_enzyme.txt</text:p>
          </draw:text-box>
        </draw:frame>
        <draw:frame draw:style-name="gr3" draw:text-style-name="P4" draw:layer="layout" svg:width="8.6cm" svg:height="0.962cm" svg:x="1.4cm" svg:y="18.838cm">
          <draw:text-box>
            <text:p text:style-name="P3">Intenz.txt</text:p>
          </draw:text-box>
        </draw:frame>
        <draw:frame draw:style-name="gr1" draw:text-style-name="P1" draw:layer="layout" svg:width="19.428cm" svg:height="14.571cm" svg:x="8.372cm" svg:y="6cm">
          <draw:image xlink:href="Pictures/10000000000003C0000002D04B76535A5B4492EE.png" xlink:type="simple" xlink:show="embed" xlink:actuate="onLoad">
            <text:p/>
          </draw:image>
        </draw:frame>
        <draw:custom-shape draw:style-name="gr4" draw:text-style-name="P1" draw:layer="layout" svg:width="2.6cm" svg:height="2.8cm" svg:x="6.6cm" svg:y="11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23.6cm" svg:height="1.673cm" svg:x="1cm" svg:y="2.2cm">
          <draw:text-box>
            <text:p text:style-name="P5"><text:span text:style-name="T1">Base de donné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AC000001B38C02D85325D94EE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4:35:06.478346912</meta:creation-date>
    <dc:date>2018-01-15T14:56:25.453673353</dc:date>
    <meta:editing-duration>PT11M7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